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e576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ee576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ee576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ee576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َـٰزۣعَـٰت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نَّـٰزۣعَـٰتِ غَرْقاً </text:span><text:span text:style-name="T3">(1)</text:span><text:span text:style-name="T2"> وَالنَّـٰشِطَـٰتِ نَشْطاً </text:span><text:span text:style-name="T3">(2)</text:span><text:span text:style-name="T2"> وَاڤسَّـٰبِحَـٰتِ سَبْحاً </text:span><text:span text:style-name="T3">(3)</text:span><text:span text:style-name="T2"> فَالسَّـٰبِقَـٰتِ سَبْقاً </text:span><text:span text:style-name="T3">(4)</text:span><text:span text:style-name="T2"> فَالْمُدَبِّرَ؛تِ أَمْراً </text:span><text:span text:style-name="T3">(5)</text:span><text:span text:style-name="T2"> يَوْمَ تَرْجُفُ</text:span></text:p>
      <text:p text:style-name="P3" loext:marker-style-name="T2"/>
      <text:p text:style-name="P4" loext:marker-style-name="T2"><text:span text:style-name="T2">612</text:span></text:p>
      <text:p text:style-name="P2" loext:marker-style-name="T2"><text:span text:style-name="T5">۴</text:span><text:span text:style-name="T2">لرَّاجِفَةُ </text:span><text:span text:style-name="T3">(6)</text:span><text:span text:style-name="T2"> تَتْبَعُهَا </text:span><text:span text:style-name="T5">۰</text:span><text:span text:style-name="T2">لرَّادِفَةُؐ </text:span><text:span text:style-name="T3">(7)</text:span><text:span text:style-name="T2"> قُلُوبٌ يَوْمَئِذٍ وَاجِفَة٘ </text:span><text:span text:style-name="T3">(8)</text:span><text:span text:style-name="T2"> اَبْصَـٰرُهَا خَـٰشِعَةٌؐ </text:span><text:span text:style-name="T3">(9)</text:span><text:span text:style-name="T2"> يَقُولُونَ أَ.نَّا لَمَرْدُودُونَ فِى </text:span><text:span text:style-name="T5">۱</text:span><text:span text:style-name="T2">لْحَافِرَةِ </text:span><text:span text:style-name="T3">(10)</text:span><text:span text:style-name="T2"> إِذَا كُنَّا عِظَـٰماً نَّخِرَةًؐ </text:span><text:span text:style-name="T3">(11)</text:span><text:span text:style-name="T2"> قَالُواْ تِلْــكَ إِذاً كَرَّة٘ خَاسِرَةٌ </text:span><text:span text:style-name="T3">(12)</text:span><text:span text:style-name="T2"> فَإِنَّمَا هِيَ زَجْرَةٌ وَ؛حِدَةٌ </text:span><text:span text:style-name="T3">(13)</text:span><text:span text:style-name="T2"> فَإِذَا هُم بِالسَّاهِرَةِؐ </text:span><text:span text:style-name="T3">(14)</text:span><text:span text:style-name="T2"> هَلَ اَتۭيٰــكَ حَدِيثُ مُوسۭيٰٓ </text:span><text:span text:style-name="T3">(15)</text:span><text:span text:style-name="T2"> إِذْ نَادۭيٰهُ رَبُّهُ„ بِالْوَادِ </text:span><text:span text:style-name="T5">۱</text:span><text:span text:style-name="T2">لْمُقَدَّسسسِ طُوَيؐ </text:span><text:span text:style-name="T3">(16)</text:span><text:span text:style-name="T2"> "ذْهَبِ اِلَيٰ فِرْعَوْنَ إِنَّهُ„ طَغۭيٰ </text:span><text:span text:style-name="T3">(17)</text:span><text:span text:style-name="T2"> فَقُلْ هَل لَّــكَ إِلَـيٰٓ أَن تَزَّكّۭيٰ </text:span><text:span text:style-name="T3">(18)</text:span><text:span text:style-name="T2"> وَأَهْدِيَــكَ إِلَيٰ رَبِّــكَ فَتَخْشۭيٰؐ </text:span><text:span text:style-name="T3">(19)</text:span><text:span text:style-name="T2"> فَأَرۭيٰهُ </text:span><text:span text:style-name="T5">۴</text:span><text:span text:style-name="T2">لاَيَةَ </text:span><text:span text:style-name="T5">۰</text:span><text:span text:style-name="T2">لْكُبْرۭيٰ </text:span><text:span text:style-name="T3">(20)</text:span><text:span text:style-name="T2"> فَكَذَّبَ وَعَصۭيٰ </text:span><text:span text:style-name="T3">(21)</text:span><text:span text:style-name="T2"> ثُمَّ أَدْبَرَ يَسْعۭيٰ </text:span><text:span text:style-name="T3">(22)</text:span><text:span text:style-name="T2"> فَحَشَرَ فَنَادۭيٰ </text:span><text:span text:style-name="T3">(23)</text:span><text:span text:style-name="T2"> فَقَالَ أَنَا رَبُّكُمُ </text:span><text:span text:style-name="T5">۴</text:span><text:span text:style-name="T2">لاَعْلۭيٰ </text:span><text:span text:style-name="T3">(24)</text:span><text:span text:style-name="T2"> فَأَخَذَهُ </text:span><text:span text:style-name="T5">۴</text:span><text:span text:style-name="T2">للَّهُ نَكَالَ </text:span><text:span text:style-name="T5">۰</text:span><text:span text:style-name="T2">لاَخِرَةِ وَالاُولۭيٰٓؐ </text:span><text:span text:style-name="T3">(25)</text:span><text:span text:style-name="T2"> إِنَّ فِى ذَ؛لِكَ لَعِبْرَةً لِّمَنْ يَّخْشۭيٰٓؐ </text:span><text:span text:style-name="T3">(26)</text:span><text:span text:style-name="T2"> ءَآنتُمُ; أَشَدُّ خَلْقاٗ اَمِ </text:span><text:span text:style-name="T5">۱</text:span><text:span text:style-name="T2">لسَّمَآءُؐ بَنَيٰهَا </text:span><text:span text:style-name="T3">(27)</text:span><text:span text:style-name="T2"> رَفَعَ سَمْكَهَا فَسَوَّيٰهَا </text:span><text:span text:style-name="T3">(28)</text:span><text:span text:style-name="T2"> وَأَغْطَشَ لَيْلَهَا وَأَخْرَجَ ضُحَيٰهَاؐ </text:span><text:span text:style-name="T3">(29)</text:span><text:span text:style-name="T2"> وَالاَرْضضضَ بَعْدَ ذَ؛لِــكَ دَحَيٰهَآ </text:span><text:span text:style-name="T3">(30)</text:span><text:span text:style-name="T2"> أَخْرَجَ مِنْهَا مَآءَهَا وَمَرْعَيٰهَا </text:span><text:span text:style-name="T3">(31)</text:span><text:span text:style-name="T2"> وَالْجِبَالَ أَرْسَيٰهَا </text:span><text:span text:style-name="T3">(32)</text:span></text:p>
      <text:p text:style-name="P3" loext:marker-style-name="T2"/>
      <text:p text:style-name="P4" loext:marker-style-name="T2"><text:span text:style-name="T2">61</text:span></text:p>
      <text:p text:style-name="P2" loext:marker-style-name="T2"><text:span text:style-name="T2">مَتَـٰعاً لَّكُمْ وَلَأِنْعَـٰمِكُمْؐ </text:span><text:span text:style-name="T3">(33)</text:span><text:span text:style-name="T2"> فَإِذَا جَآءَتِ </text:span><text:span text:style-name="T5">۱</text:span><text:span text:style-name="T2">لطَّآمَّةُ </text:span><text:span text:style-name="T5">۴</text:span><text:span text:style-name="T2">لْكُبْرۭيٰ </text:span><text:span text:style-name="T3">(34)</text:span><text:span text:style-name="T2"> يَوْمَ يَتَذَكَّرُ </text:span><text:span text:style-name="T5">۴</text:span><text:span text:style-name="T2">لِانسَـٰــنُ مَا سَعۭيٰ </text:span><text:span text:style-name="T3">(35)</text:span><text:span text:style-name="T2"> وَبُرّۣزَتِ </text:span><text:span text:style-name="T5">۱</text:span><text:span text:style-name="T2">لْجَحِيمُ لِمَنْ يَّرۭيٰؐ </text:span><text:span text:style-name="T3">(36)</text:span><text:span text:style-name="T2"> فَأَمَّا مَــن طَغۭيٰ وَءَاثَرَ </text:span><text:span text:style-name="T5">۰</text:span><text:span text:style-name="T2">لْحَيَوٰةَ </text:span><text:span text:style-name="T5">۰</text:span><text:span text:style-name="T2">لدُّنْيۭا </text:span><text:span text:style-name="T3">(37)</text:span><text:span text:style-name="T2"> فَإِنَّ </text:span><text:span text:style-name="T5">۰</text:span><text:span text:style-name="T2">لْجَحِيمَ هِــيَ </text:span><text:span text:style-name="T5">۰</text:span><text:span text:style-name="T2">لْمَأْوۭيٰؐ </text:span><text:span text:style-name="T3">(38)</text:span><text:span text:style-name="T2"> وَأَمَّا مَــنْ خَافَ مَقَامَ رَبِّهِ” وَنَهَــي </text:span><text:span text:style-name="T5">۰</text:span><text:span text:style-name="T2">لنَّفْسَ عَنِ </text:span><text:span text:style-name="T5">۱</text:span><text:span text:style-name="T2">لْهَوۭيٰ </text:span><text:span text:style-name="T3">(39)</text:span><text:span text:style-name="T2"> فَإِنَّ </text:span><text:span text:style-name="T5">۰</text:span><text:span text:style-name="T2">لْجَنَّةَ هِيَ </text:span><text:span text:style-name="T5">۰</text:span><text:span text:style-name="T2">لْمَأْوۭيٰؐ </text:span><text:span text:style-name="T3">(40)</text:span><text:span text:style-name="T2"> © يَسْـَٔلُونَــكَ عَـنِ </text:span><text:span text:style-name="T5">۱</text:span><text:span text:style-name="T2">لسَّاعَةِ أَيَّانَ مُرْسَيٰهَاؐ </text:span><text:span text:style-name="T3">(41)</text:span><text:span text:style-name="T2"> فِيمَ أَنتَ مِــن ذِكْرۭيٰهَآؐ </text:span><text:span text:style-name="T3">(42)</text:span><text:span text:style-name="T2"> إِلَيٰ رَبِّكَ مُنتَهَيٰهَآؐ </text:span><text:span text:style-name="T3">(43)</text:span><text:span text:style-name="T2"> إِنَّمَآ أَنتَ مُنذِرُ مَــنْ يَّخْشَيٰهَاؐ </text:span><text:span text:style-name="T3">(44)</text:span><text:span text:style-name="T2"> كَأَنَّهُمْ يَوْمَ يَرَوْنَهَا لَمْ يَلْبَثُوٓاْ إِلاَّ عَشِيَّةٗ اَوْ ضُحَيٰهَا </text:span><text:span text:style-name="T3">(4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2:42.930021534</meta:creation-date>
    <dc:date>2025-03-03T14:32:54.113427783</dc:date>
    <meta:editing-duration>PT13S</meta:editing-duration>
    <meta:editing-cycles>1</meta:editing-cycles>
    <meta:document-statistic meta:table-count="0" meta:image-count="0" meta:object-count="0" meta:page-count="3" meta:paragraph-count="6" meta:word-count="234" meta:character-count="1266" meta:non-whitespace-character-count="1037"/>
    <meta:generator>LibreOffice/24.8.2.1$Linux_X86_64 LibreOffice_project/0f794b6e29741098670a3b95d60478a65d05ef13</meta:generator>
  </office:meta>
</office:document-meta>
</file>